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1a194" officeooo:paragraph-rsid="0011a194"/>
    </style:style>
    <style:style style:name="P2" style:family="paragraph" style:parent-style-name="Standard">
      <style:text-properties fo:font-weight="bold" officeooo:rsid="0011a194" officeooo:paragraph-rsid="0011a194" style:font-weight-asian="bold" style:font-weight-complex="bold"/>
    </style:style>
    <style:style style:name="P3" style:family="paragraph" style:parent-style-name="Standard">
      <style:paragraph-properties fo:margin-top="0.0398in" fo:margin-bottom="0.0398in" style:contextual-spacing="false"/>
      <style:text-properties fo:font-weight="bold" officeooo:rsid="0012bd86" officeooo:paragraph-rsid="0012bd86" style:font-weight-asian="bold" style:font-weight-complex="bold"/>
    </style:style>
    <style:style style:name="P4" style:family="paragraph" style:parent-style-name="Standard">
      <style:text-properties officeooo:rsid="0012bd86" officeooo:paragraph-rsid="0012bd86"/>
    </style:style>
    <style:style style:name="P5" style:family="paragraph" style:parent-style-name="Standard">
      <style:paragraph-properties fo:margin-top="0.0398in" fo:margin-bottom="0.0398in" style:contextual-spacing="false"/>
      <style:text-properties officeooo:rsid="0012bd86" officeooo:paragraph-rsid="0012bd86"/>
    </style:style>
    <style:style style:name="P6" style:family="paragraph" style:parent-style-name="Standard" style:list-style-name="L2">
      <style:paragraph-properties fo:margin-top="0.0398in" fo:margin-bottom="0.0398in" style:contextual-spacing="false"/>
      <style:text-properties officeooo:rsid="0012bd86" officeooo:paragraph-rsid="0012bd86"/>
    </style:style>
    <style:style style:name="P7" style:family="paragraph" style:parent-style-name="Standard">
      <style:paragraph-properties fo:margin-top="0.0398in" fo:margin-bottom="0.0398in" style:contextual-spacing="false"/>
      <style:text-properties fo:font-weight="normal" officeooo:rsid="0012bd86" officeooo:paragraph-rsid="0012bd86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5ba5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9.2)</text:p>
      <text:p text:style-name="P1"/>
      <text:p text:style-name="P1">The given program fixedcontextnn.py trains a character-level language model using a fixed context approach with a RNN. It reads a text file named 'input.txt', preprocesses the data, defines the model parameters, and trains the model using stochastic gradient descent.</text:p>
      <text:p text:style-name="P1"/>
      <text:p text:style-name="P1">The model architecture consists of two weight matrices (W1 and W2) and two bias vectors (bias1 and bias2).</text:p>
      <text:p text:style-name="P1"/>
      <text:p text:style-name="P4">List of parameters: </text:p>
      <text:list xml:id="list3568001545" text:style-name="L2">
        <text:list-item>
          <text:p text:style-name="P6"><text:span text:style-name="T1">here: </text:span><text:span text:style-name="T2">Hiddendim</text:span> = 64; N = 7</text:p>
        </text:list-item>
        <text:list-item>
          <text:p text:style-name="P6">W1= Hiddendim*N-1 *vocabsize</text:p>
        </text:list-item>
        <text:list-item>
          <text:p text:style-name="P6">bias 1 = hidden dim</text:p>
        </text:list-item>
        <text:list-item>
          <text:p text:style-name="P6">w2 = vocabsize* hidden dim</text:p>
        </text:list-item>
        <text:list-item>
          <text:p text:style-name="P6">bias 2 = vocabsize</text:p>
        </text:list-item>
        <text:list-item>
          <text:p text:style-name="P6">sum of all parameters = W1+ bias 1+W2 +bias 2</text:p>
        </text:list-item>
      </text:list>
      <text:p text:style-name="P5"/>
      <text:p text:style-name="P3">9.2)</text:p>
      <text:p text:style-name="P7">In summary, the <text:span text:style-name="T3">fixedcontextnn.py</text:span> uses a manually designed FNN architecture with one-hot encoding for input representation, while <text:span text:style-name="T3">charnnlm.py</text:span> uses an RNN architecture with direct mapping of characters to continuous vector representations using a lookup table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4:34:11.798130384</meta:creation-date>
    <dc:date>2023-06-14T15:26:51.808956440</dc:date>
    <meta:editing-duration>PT32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37" meta:character-count="829" meta:non-whitespace-character-count="709"/>
  </office:meta>
</office:document-meta>
</file>